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32cm" fo:margin-left="-0.032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3.725cm"/>
    </style:style>
    <style:style style:name="Table1.A1" style:family="table-cell">
      <style:table-cell-properties style:vertical-align="bottom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1.B1" style:family="table-cell">
      <style:table-cell-properties style:vertical-align="bottom" style:border-line-width="0.002cm 0.004cm 0.002cm" fo:padding="0.049cm" fo:border="0.2pt double #808080"/>
    </style:style>
    <style:style style:name="Table1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1.A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B3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1.A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B4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1.5" style:family="table-row">
      <style:table-row-properties style:min-row-height="1.709cm"/>
    </style:style>
    <style:style style:name="Table1.A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B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Text_20_body">
      <style:text-properties officeooo:rsid="004a52fc" officeooo:paragraph-rsid="00007fe4"/>
    </style:style>
    <style:style style:name="P2" style:family="paragraph" style:parent-style-name="Text_20_body">
      <style:text-properties officeooo:rsid="0047a57c" officeooo:paragraph-rsid="00007fe4"/>
    </style:style>
    <style:style style:name="P3" style:family="paragraph" style:parent-style-name="Text_20_body">
      <style:text-properties officeooo:rsid="005330e6" officeooo:paragraph-rsid="00007fe4"/>
    </style:style>
    <style:style style:name="P4" style:family="paragraph" style:parent-style-name="Table_20_Heading">
      <style:text-properties officeooo:paragraph-rsid="00007fe4"/>
    </style:style>
    <style:style style:name="P5" style:family="paragraph" style:parent-style-name="List_20_Heading">
      <style:text-properties officeooo:paragraph-rsid="00007fe4"/>
    </style:style>
    <style:style style:name="P6" style:family="paragraph" style:parent-style-name="Table_20_Contents">
      <style:text-properties officeooo:paragraph-rsid="00007fe4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Liberation Serif" officeooo:paragraph-rsid="00007fe4"/>
    </style:style>
    <style:style style:name="P8" style:family="paragraph" style:parent-style-name="Table_20_Contents">
      <style:paragraph-properties fo:margin-top="0cm" fo:margin-bottom="0.499cm" loext:contextual-spacing="false"/>
      <style:text-properties officeooo:paragraph-rsid="00007fe4"/>
    </style:style>
    <style:style style:name="P9" style:family="paragraph" style:parent-style-name="Heading_20_4">
      <style:text-properties officeooo:paragraph-rsid="00007fe4"/>
    </style:style>
    <style:style style:name="P10" style:family="paragraph" style:parent-style-name="Heading_20_5">
      <style:text-properties officeooo:paragraph-rsid="00007fe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07f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>$lookup (aggregation)</text:h>
      <text:p text:style-name="P5"><text:span text:style-name="Source_20_Text"><text:span text:style-name="T1">Performs a left outer join to an unsharded collection in the </text:span></text:span><text:span text:style-name="Emphasis"><text:span text:style-name="T1">same</text:span></text:span><text:span text:style-name="Source_20_Text"><text:span text:style-name="T1"> database to filter in documents from the “joined” collection for processing. To each input document, the </text:span>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Source_20_Text"><text:span text:style-name="T1"> stage adds a new array field whose elements are the matching documents from the “joined” collection. The </text:span>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Source_20_Text"><text:span text:style-name="T1"> stage passes these reshaped documents to the next stage.</text:span></text:span></text:p>
      <text:h text:style-name="P10" text:outline-level="5">Equality Match</text:h>
      <text:p text:style-name="P2">To perform an equality match between a field from the input documents with a field from the documents of the “joined” collection, the <text:a xlink:type="simple" xlink:href="https://docs.mongodb.com/manual/reference/operator/aggregation/lookup/index.html#pipe._S_lookup" text:style-name="Internet_20_link" text:visited-style-name="Visited_20_Internet_20_Link"><text:span text:style-name="Source_20_Text">$lookup</text:span></text:a> stage has the following syntax:</text:p>
      <text:p text:style-name="P3">{</text:p>
      <text:p text:style-name="P3"><text:s text:c="3"/>$lookup:</text:p>
      <text:p text:style-name="P3"><text:s text:c="5"/>{</text:p>
      <text:p text:style-name="P3"><text:s text:c="7"/>from: &lt;collection to join&gt;,</text:p>
      <text:p text:style-name="P3"><text:s text:c="7"/>localField: &lt;field from the input documents&gt;,</text:p>
      <text:p text:style-name="P3"><text:s text:c="7"/>foreignField: &lt;field from the documents of the "from" collection&gt;,</text:p>
      <text:p text:style-name="P3"><text:s text:c="7"/>as: &lt;output array field&gt;</text:p>
      <text:p text:style-name="P3"><text:s text:c="5"/>}</text:p>
      <text:p text:style-name="P3">}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Field</text:p>
            </table:table-cell>
            <table:table-cell table:style-name="Table1.B1" office:value-type="string">
              <text:p text:style-name="P4">Description</text:p>
            </table:table-cell>
          </table:table-row>
        </table:table-header-rows>
        <table:table-row>
          <table:table-cell table:style-name="Table1.A4" office:value-type="string">
            <text:p text:style-name="P6"><text:span text:style-name="Source_20_Text"><text:span text:style-name="T1">from</text:span></text:span></text:p>
          </table:table-cell>
          <table:table-cell table:style-name="Table1.B4" office:value-type="string">
            <text:p text:style-name="P6"><text:span text:style-name="T1">Specifies the collection in the </text:span><text:span text:style-name="Emphasis"><text:span text:style-name="T1">same</text:span></text:span><text:span text:style-name="T1"> database to perform the join with. The </text:span><text:span text:style-name="Source_20_Text"><text:span text:style-name="T1">from</text:span></text:span><text:span text:style-name="T1"> collection cannot be sharded.</text:span></text:p>
          </table:table-cell>
        </table:table-row>
        <table:table-row>
          <table:table-cell table:style-name="Table1.A4" office:value-type="string">
            <text:p text:style-name="P6"><text:span text:style-name="Source_20_Text"><text:span text:style-name="T1">localField</text:span></text:span></text:p>
          </table:table-cell>
          <table:table-cell table:style-name="Table1.B4" office:value-type="string">
            <text:p text:style-name="P8"><text:span text:style-name="T1">Specifies the field from the documents input to the 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T1"> stage. 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T1"> performs an equality match on the </text:span><text:span text:style-name="Source_20_Text"><text:span text:style-name="T1">localField</text:span></text:span><text:span text:style-name="T1"> to the </text:span><text:span text:style-name="Source_20_Text"><text:span text:style-name="T1">foreignField</text:span></text:span><text:span text:style-name="T1"> from the documents of the </text:span><text:span text:style-name="Source_20_Text"><text:span text:style-name="T1">from</text:span></text:span><text:span text:style-name="T1"> collection. If an input document does not contain the </text:span><text:span text:style-name="Source_20_Text"><text:span text:style-name="T1">localField</text:span></text:span><text:span text:style-name="T1">, the 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T1"> treats the field as having a value of </text:span><text:span text:style-name="Source_20_Text"><text:span text:style-name="T1">null</text:span></text:span><text:span text:style-name="T1"> for matching purposes.</text:span></text:p>
            <text:p text:style-name="P7">Note</text:p>
            <text:p text:style-name="P8"><text:span text:style-name="T1">If your </text:span><text:span text:style-name="Source_20_Text"><text:span text:style-name="T1">localField</text:span></text:span><text:span text:style-name="T1"> is an array, you may want to add an </text:span><text:a xlink:type="simple" xlink:href="https://docs.mongodb.com/manual/reference/operator/aggregation/unwind/#pipe._S_unwind" text:style-name="Internet_20_link" text:visited-style-name="Visited_20_Internet_20_Link"><text:span text:style-name="Source_20_Text"><text:span text:style-name="T1">$unwind</text:span></text:span></text:a><text:span text:style-name="T1"> stage to your pipeline. Otherwise, the equality condition between the </text:span><text:span text:style-name="Source_20_Text"><text:span text:style-name="T1">localField</text:span></text:span><text:span text:style-name="T1"> and </text:span><text:span text:style-name="Source_20_Text"><text:span text:style-name="T1">foreignField</text:span></text:span><text:span text:style-name="T1"> is </text:span><text:span text:style-name="Source_20_Text"><text:span text:style-name="T1">foreignField: { $in: [ localField.elem1, localField.elem2, ... ] }</text:span></text:span><text:span text:style-name="T1">.</text:span></text:p>
            <text:p text:style-name="P8"><text:span text:style-name="T1">See the </text:span><text:a xlink:type="simple" xlink:href="https://docs.mongodb.com/manual/reference/operator/aggregation/lookup/index.html#unwind-example" text:style-name="Internet_20_link" text:visited-style-name="Visited_20_Internet_20_Link"><text:span text:style-name="T1">example</text:span></text:a><text:span text:style-name="T1"> on this page.</text:span></text:p>
          </table:table-cell>
        </table:table-row>
        <table:table-row>
          <table:table-cell table:style-name="Table1.A4" office:value-type="string">
            <text:p text:style-name="P6"><text:span text:style-name="Source_20_Text"><text:span text:style-name="T1">foreignField</text:span></text:span></text:p>
          </table:table-cell>
          <table:table-cell table:style-name="Table1.B4" office:value-type="string">
            <text:p text:style-name="P6"><text:span text:style-name="T1">Specifies the field from the documents in the </text:span><text:span text:style-name="Source_20_Text"><text:span text:style-name="T1">from</text:span></text:span><text:span text:style-name="T1"> collection. 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T1"> performs an equality match on the </text:span><text:span text:style-name="Source_20_Text"><text:span text:style-name="T1">foreignField</text:span></text:span><text:span text:style-name="T1"> to the </text:span><text:span text:style-name="Source_20_Text"><text:span text:style-name="T1">localField</text:span></text:span><text:span text:style-name="T1"> from the input documents. If a document in the </text:span><text:span text:style-name="Source_20_Text"><text:span text:style-name="T1">from</text:span></text:span><text:span text:style-name="T1"> collection does not contain the </text:span><text:span text:style-name="Source_20_Text"><text:span text:style-name="T1">foreignField</text:span></text:span><text:span text:style-name="T1">, the 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T1"> treats the value as </text:span><text:span text:style-name="Source_20_Text"><text:span text:style-name="T1">null</text:span></text:span><text:span text:style-name="T1"> for matching purposes.</text:span></text:p>
          </table:table-cell>
        </table:table-row>
        <table:table-row table:style-name="Table1.5">
          <table:table-cell table:style-name="Table1.A5" office:value-type="string">
            <text:p text:style-name="P6"><text:span text:style-name="Source_20_Text"><text:span text:style-name="T1">as</text:span></text:span></text:p>
          </table:table-cell>
          <table:table-cell table:style-name="Table1.B5" office:value-type="string">
            <text:p text:style-name="P6"><text:span text:style-name="T1">Specifies the name of the new array field to add to the input documents. The new array field contains the matching documents from the </text:span><text:span text:style-name="Source_20_Text"><text:span text:style-name="T1">from</text:span></text:span><text:span text:style-name="T1"> collection. If the specified name already exists in the input document, the existing field is </text:span><text:span text:style-name="Emphasis"><text:span text:style-name="T1">overwritt</text:span></text:span><text:span text:style-name="Emphasis"><text:span text:style-name="T2">en.</text:span>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7:19:42.347629876</meta:creation-date>
    <dc:date>2018-06-06T17:21:40.146874454</dc:date>
    <meta:editing-duration>PT1M57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2" meta:paragraph-count="26" meta:word-count="324" meta:character-count="2041" meta:non-whitespace-character-count="1702"/>
  </office:meta>
</office:document-meta>
</file>